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adornments="Regular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Cantarell1" svg:font-family="Cantarel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2.179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72pt" style:font-size-asian="72pt" style:font-size-complex="7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icroFlo - Jon Nordby, Piksel2013</presentation:footer-decl>
      <draw:page draw:name="page1" draw:style-name="dp1" draw:master-page-name="Default" presentation:presentation-page-layout-name="AL1T0" presentation:use-footer-name="ftr1">
        <draw:frame presentation:style-name="pr1" draw:layer="layout" svg:width="25.199cm" svg:height="3.506cm" svg:x="1.4cm" svg:y="0.837cm" presentation:class="title">
          <draw:text-box>
            <text:p>MicroFlo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>Flow-based programming for Arduino*</text:p>
          </draw:text-box>
        </draw:frame>
        <draw:frame draw:style-name="gr1" draw:layer="layout" svg:width="8.071cm" svg:height="1.038cm" svg:x="10.039cm" svg:y="19.028cm">
          <draw:text-box>
            <text:p>*and other microcontrollers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Perspectiv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/>
                <text:p>Software Engineer</text:p>
                <text:p>Hobbyist</text:p>
                <text:p>Consumer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Arduino +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/>
                <text:p>+ USB prog.</text:p>
                <text:p>+ Cross-platform IDE</text:p>
                <text:p>+ Examples, Libraries</text:p>
                <text:p>+ Firmata<text:tab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Arduino -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/>
                <text:p>- C++, textual only</text:p>
                <text:p>- Automated testing</text:p>
                <text:p>- <text:span text:style-name="T1">Composability</text:span></text:p>
                <text:p>- LGPL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MicroFl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/>
                <text:p>FBP runtime</text:p>
                <text:p>Plain C++ inside</text:p>
                <text:p>Integrates with NoFlo UI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0.3: Next mileston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/>
                <text:p>Subgraphs</text:p>
                <text:p>External libraries</text:p>
                <text:p>EEPROM persistence</text:p>
                <text:p>AVR8 backend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1.0: Vi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/>
                <text:p>Full set of recomposable examples</text:p>
                <text:p>Online interactive simulator</text:p>
                <text:p>Automated BDD tests</text:p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>
        <draw:frame presentation:style-name="pr4" draw:text-style-name="P2" draw:layer="layout" svg:width="25.199cm" svg:height="3.506cm" svg:x="1.524cm" svg:y="8.686cm" presentation:class="title" presentation:user-transformed="true">
          <draw:text-box>
            <text:p text:style-name="P2"><text:span text:style-name="T2">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Device Freedo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>Software-defined electronics</text:p>
                <text:p/>
                <text:p>IDE included</text:p>
                <text:p>Explorability, learnability</text:p>
                <text:p>Safety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Hetrogenous Programm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>Systems of different sub-systems</text:p>
                <text:p/>
                <text:p>Interactive multimedia art</text:p>
                <text:p>Internet of Things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The Digital Divid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/>
                <text:p>Tech. ever more pervasive</text:p>
                <text:p/>
                <text:p/>
                <text:p>Power asymmetry moves towards creators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Live programming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header>
                <text:p>Without a PC</text:p>
                <text:p/>
                <text:p>Exploit code spatiality</text:p>
                <text:p>Haptic or auditory feedback</text:p>
                <text:p>Physical: pen &amp; paper</text:p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>
        <draw:frame presentation:style-name="pr1" draw:layer="layout" svg:width="25.199cm" svg:height="3.506cm" svg:x="1.4cm" svg:y="0.837cm" presentation:class="title">
          <draw:text-box>
            <text:p>More...</text:p>
          </draw:text-box>
        </draw:frame>
        <draw:frame presentation:style-name="pr6" draw:layer="layout" svg:width="25.199cm" svg:height="12.179cm" svg:x="1.4cm" svg:y="4.914cm" presentation:class="subtitle">
          <draw:text-box>
            <text:p><text:a xlink:href="http://github.com/jonnor/microflo" xlink:type="simple">http://github.com/jonnor/microflo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ntarell" svg:font-family="Cantarell" style:font-adornments="Regular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Cantarell1" svg:font-family="Cantarell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Cantarell" fo:font-family="Cantarell" style:font-style-name="Regular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ntarell" fo:font-family="Cantarell" style:font-style-name="Regular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Cantarell" fo:font-family="Cantarell" style:font-style-name="Regular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3T12:50:42.208131828</meta:creation-date>
    <dc:date>2013-11-23T14:56:58.433097115</dc:date>
    <meta:editing-duration>PT1H30M59S</meta:editing-duration>
    <meta:editing-cycles>11</meta:editing-cycles>
    <meta:generator>LibreOffice/4.1.3.2$Linux_X86_64 LibreOffice_project/410m0$Build-2</meta:generator>
    <meta:document-statistic meta:object-count="73"/>
  </office:meta>
</office:document-meta>
</file>